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98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35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3.4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.318cm" fo:margin-right="0cm" fo:text-indent="0cm"/>
    </style:style>
    <style:style style:name="P7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1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34pt" fo:text-shadow="none" fo:font-weight="bold" style:font-size-asian="34pt" style:font-weight-asian="bold" style:font-size-complex="34pt" style:font-weight-complex="bold"/>
    </style:style>
    <style:style style:name="T7" style:family="text">
      <style:text-properties fo:color="#000000" style:font-name="Segoe UI1" fo:font-size="33pt" fo:text-shadow="none" fo:font-weight="bold" style:font-size-asian="33pt" style:font-weight-asian="bold" style:font-size-complex="33pt" style:font-weight-complex="bold"/>
    </style:style>
    <style:style style:name="T8" style:family="text">
      <style:text-properties fo:color="#ffffff" style:font-name="Segoe UI1" fo:font-size="26pt" fo:text-shadow="1pt 1pt" style:font-size-asian="26pt" style:font-size-complex="2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236cm" svg:x="1.778cm" svg:y="0.508cm">
          <draw:text-box>
            <text:p text:style-name="P1"><text:span text:style-name="T1">HYMN #920</text:span></text:p>
            <text:p text:style-name="P1"><text:span text:style-name="T2">”</text:span><text:span text:style-name="T3">Forth in the Peace of Christ We Go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508cm">
          <draw:text-box>
            <text:p text:style-name="P1"><text:span text:style-name="T4">1. </text:span><text:span text:style-name="T5">Forth in the peace of Christ we go;</text:span><text:span text:style-name="T5"><text:line-break/></text:span><text:span text:style-name="T5">Christ to the world with joy we bring;</text:span><text:span text:style-name="T5"><text:line-break/></text:span><text:span text:style-name="T5">Christ in our minds, Christ on our lips,</text:span><text:span text:style-name="T5"><text:line-break/></text:span><text:span text:style-name="T5">Christ in our hearts, the world’s true k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5.4cm" svg:height="8.603cm" svg:x="1.192cm" svg:y="0.462cm">
          <draw:text-box>
            <text:p text:style-name="P1"><text:span text:style-name="T4">2. </text:span><text:span text:style-name="T6">King of our hearts, Christ makes us kings;</text:span><text:span text:style-name="T5"><text:line-break/></text:span><text:span text:style-name="T5">Kingship with Him His servants gain;</text:span><text:span text:style-name="T5"><text:line-break/></text:span><text:span text:style-name="T5">With Christ the Servant-Lord of all,</text:span><text:span text:style-name="T5"><text:line-break/></text:span><text:span text:style-name="T5">Christ’s world we serve to share Christ’s reign. <text:s text:c="49"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4" draw:layer="layout" svg:width="25.4cm" svg:height="6.913cm" svg:x="1.182cm" svg:y="0.557cm">
          <draw:text-box>
            <text:p text:style-name="P1"><text:span text:style-name="T4">3. </text:span><text:span text:style-name="T6">Priests of the world, Christ sends us forth</text:span><text:span text:style-name="T5"><text:line-break/></text:span><text:span text:style-name="T5">This world of time to consecrate,</text:span><text:span text:style-name="T5"><text:line-break/></text:span><text:span text:style-name="T5">This world of sin by grace to heal,</text:span><text:span text:style-name="T5"><text:line-break/></text:span><text:span text:style-name="T5">Christ’s world in Christ to re-cre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5" draw:text-style-name="P4" draw:layer="layout" svg:width="25.4cm" svg:height="6.913cm" svg:x="1.27cm" svg:y="0.508cm">
          <draw:text-box>
            <text:p text:style-name="P1"><text:span text:style-name="T4">4. </text:span><text:span text:style-name="T5">Christ’s are our lips, His Word we speak;</text:span><text:span text:style-name="T5"><text:line-break/></text:span><text:span text:style-name="T5">Prophets are we whose deeds proclaim</text:span><text:span text:style-name="T5"><text:line-break/></text:span><text:span text:style-name="T5">Christ’s truth in love that we may be</text:span><text:span text:style-name="T5"><text:line-break/></text:span><text:span text:style-name="T6">Christ in the world, to spread Christ’s na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6" draw:text-style-name="P7" draw:layer="layout" svg:width="25.4cm" svg:height="13.73cm" svg:x="1.271cm" svg:y="0.508cm">
          <draw:text-box>
            <text:p text:style-name="P1"><text:span text:style-name="T4">5. </text:span><text:span text:style-name="T5">We are the Church; Christ bids us show</text:span><text:span text:style-name="T5"><text:line-break/></text:span><text:span text:style-name="T5">That in His Church all nations find</text:span><text:span text:style-name="T5"><text:line-break/></text:span><text:span text:style-name="T7">Their hearth and home where Christ restores</text:span><text:span text:style-name="T5"><text:line-break/></text:span><text:span text:style-name="T5">True peace, true love to all mankind.</text:span></text:p>
            <text:p text:style-name="P6"><text:span text:style-name="T8"/></text:p>
            <text:p text:style-name="P6"><text:span text:style-name="T9">© 1969, 1987 James Quinn; admin.</text:span></text:p>
            <text:p text:style-name="P6"><text:span text:style-name="T9">Selah Publishing Co., Inc. </text:span></text:p>
            <text:p text:style-name="P6"><text:span text:style-name="T9">Used by permission:</text:span></text:p>
            <text:p text:style-name="P6"><text:span text:style-name="T9">LSB Hymn License</text:span></text:p>
            <text:p text:style-name="P6"><text:span text:style-name="T9">.NET, no. 100011038.</text:span></text:p>
            <text:p text:style-name="P6"><text:span text:style-name="T9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35:29.437000000</meta:creation-date>
    <dc:title>Hymn template</dc:title>
    <meta:editing-duration>PT28M37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20T13:51:32.728000000</dc:date>
    <meta:document-statistic meta:object-count="111"/>
    <meta:template xlink:type="simple" xlink:actuate="onRequest" xlink:title="Hymn template" xlink:href="../../AppData/Roaming/LibreOffice/4/user/template/Worship%20Templsates/Hymn%20template.otp" meta:date="2015-04-15T21:35:29.187000000"/>
  </office:meta>
</office:document-meta>
</file>